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Default"/>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table-cell table:style-name="ce25"/>
          <table:table-cell table:number-columns-repeated="2"/>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table:style-name="ce15"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table:style-name="ce15"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table:style-name="ce15"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5"/>
          <table:table-cell table:number-columns-repeated="2"/>
        </table:table-row>
        <table:table-row table:style-name="ro1">
          <table:table-cell table:style-name="ce2" office:value-type="string" calcext:value-type="string">
            <text:p>Other Basic</text:p>
          </table:table-cell>
          <table:table-cell table:style-name="ce25"/>
          <table:table-cell table:number-columns-repeated="2"/>
        </table:table-row>
        <table:table-row table:style-name="ro1">
          <table:table-cell/>
          <table:table-cell table:style-name="ce25"/>
          <table:table-cell table:style-name="ce35"/>
          <table:table-cell/>
        </table:table-row>
        <table:table-row table:style-name="ro1">
          <table:table-cell/>
          <table:table-cell table:style-name="ce25"/>
          <table:table-cell table:number-columns-repeated="2"/>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table:style-name="ce38"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office:value-type="string" calcext:value-type="string">
            <text:p><text:a xlink:href="https://github.com/akshatprogrammer/25-Days-Algorithm-Challenge/blob/main/Arrays/FloydsCycleDetection.cpp" xlink:type="simple">Floyd's</text:a></text:p>
          </table:table-cell>
          <table:table-cell table:style-name="ce38"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table:style-name="ce25"/>
          <table:table-cell table:number-columns-repeated="2"/>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9">00/00/0000</text:date>, <text:time style:data-style-name="N2" text:time-value="22:03:25.8969162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9T22:04:42.213924012</dc:date>
    <meta:editing-duration>PT2H14M42S</meta:editing-duration>
    <meta:editing-cycles>36</meta:editing-cycles>
    <meta:generator>LibreOffice/6.4.7.2$Linux_X86_64 LibreOffice_project/40$Build-2</meta:generator>
    <meta:document-statistic meta:table-count="1" meta:cell-count="56" meta:object-count="0"/>
  </office:meta>
</office:document-meta>
</file>